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6pt" fo:font-weight="bold" officeooo:rsid="001d874b" officeooo:paragraph-rsid="001d874b" style:font-size-asian="16pt" style:font-weight-asian="bold" style:font-size-complex="16pt" style:font-weight-complex="bold"/>
    </style:style>
    <style:style style:name="P2" style:family="paragraph" style:parent-style-name="Standard">
      <style:text-properties fo:font-size="16pt" fo:font-weight="bold" officeooo:rsid="001ef23b" officeooo:paragraph-rsid="001ef23b" style:font-size-asian="16pt" style:font-weight-asian="bold" style:font-size-complex="16pt" style:font-weight-complex="bold"/>
    </style:style>
    <style:style style:name="P3" style:family="paragraph" style:parent-style-name="Standard">
      <style:text-properties fo:font-size="16pt" fo:font-weight="bold" officeooo:rsid="003c1620" officeooo:paragraph-rsid="003c1620" style:font-size-asian="16pt" style:font-weight-asian="bold" style:font-size-complex="16pt" style:font-weight-complex="bold"/>
    </style:style>
    <style:style style:name="P4" style:family="paragraph" style:parent-style-name="Standard">
      <style:paragraph-properties fo:text-align="justify" style:justify-single-word="false"/>
      <style:text-properties fo:font-size="16pt" fo:font-weight="bold" officeooo:rsid="003c1620" officeooo:paragraph-rsid="003c1620" style:font-size-asian="16pt" style:font-weight-asian="bold" style:font-size-complex="16pt" style:font-weight-complex="bold"/>
    </style:style>
    <style:style style:name="P5" style:family="paragraph" style:parent-style-name="Standard">
      <style:text-properties fo:font-size="12pt" fo:font-weight="normal" officeooo:rsid="001d874b" officeooo:paragraph-rsid="001d874b"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1f819e" officeooo:paragraph-rsid="001f819e" style:font-size-asian="10.5pt" style:font-weight-asian="normal" style:font-size-complex="12pt" style:font-weight-complex="normal"/>
    </style:style>
    <style:style style:name="P7" style:family="paragraph" style:parent-style-name="Standard">
      <style:text-properties fo:font-size="12pt" fo:font-weight="normal" officeooo:rsid="0026df99" officeooo:paragraph-rsid="0026df99" style:font-size-asian="10.5pt" style:font-weight-asian="normal" style:font-size-complex="12pt" style:font-weight-complex="normal"/>
    </style:style>
    <style:style style:name="P8" style:family="paragraph" style:parent-style-name="Text_20_body">
      <style:text-properties fo:font-size="12pt" fo:font-weight="normal" officeooo:rsid="0029c798" officeooo:paragraph-rsid="0029c798" style:font-size-asian="10.5pt" style:font-weight-asian="normal" style:font-size-complex="12pt" style:font-weight-complex="normal"/>
    </style:style>
    <style:style style:name="P9" style:family="paragraph" style:parent-style-name="Text_20_body">
      <style:paragraph-properties fo:margin-top="0in" fo:margin-bottom="0in" style:contextual-spacing="false" fo:text-align="justify" style:justify-single-word="false"/>
      <style:text-properties officeooo:rsid="0029c798" officeooo:paragraph-rsid="0029c798"/>
    </style:style>
    <style:style style:name="P10" style:family="paragraph" style:parent-style-name="Standard" style:list-style-name="L3">
      <style:paragraph-properties fo:text-align="justify" style:justify-single-word="false"/>
      <style:text-properties officeooo:paragraph-rsid="001d874b"/>
    </style:style>
    <style:style style:name="P11" style:family="paragraph" style:parent-style-name="Standard" style:list-style-name="L3">
      <style:paragraph-properties fo:text-align="justify" style:justify-single-word="false"/>
      <style:text-properties fo:font-size="12pt" fo:font-weight="normal" officeooo:rsid="003ad89f" officeooo:paragraph-rsid="003ad89f" style:font-size-asian="10.5pt" style:font-weight-asian="normal" style:font-size-complex="12pt" style:font-weight-complex="normal"/>
    </style:style>
    <style:style style:name="P12" style:family="paragraph" style:parent-style-name="Standard" style:list-style-name="L3">
      <style:paragraph-properties fo:text-align="justify" style:justify-single-word="false"/>
      <style:text-properties officeooo:rsid="0021e8dd" officeooo:paragraph-rsid="0021e8dd"/>
    </style:style>
    <style:style style:name="P13" style:family="paragraph" style:parent-style-name="Text_20_body" style:list-style-name="L1">
      <style:paragraph-properties fo:margin-top="0in" fo:margin-bottom="0in" style:contextual-spacing="false" fo:text-align="justify" style:justify-single-word="false"/>
      <style:text-properties officeooo:paragraph-rsid="002f66e0"/>
    </style:style>
    <style:style style:name="P14" style:family="paragraph" style:parent-style-name="Text_20_body" style:list-style-name="L1">
      <style:paragraph-properties fo:margin-top="0in" fo:margin-bottom="0in" style:contextual-spacing="false" fo:text-align="justify" style:justify-single-word="false"/>
    </style:style>
    <style:style style:name="P15" style:family="paragraph" style:parent-style-name="Text_20_body" style:list-style-name="L2">
      <style:paragraph-properties fo:margin-top="0in" fo:margin-bottom="0in" style:contextual-spacing="false" fo:text-align="justify" style:justify-single-word="false"/>
      <style:text-properties officeooo:rsid="0029c798" officeooo:paragraph-rsid="0029c798"/>
    </style:style>
    <style:style style:name="P16" style:family="paragraph" style:parent-style-name="Text_20_body" style:list-style-name="L2">
      <style:paragraph-properties fo:margin-top="0in" fo:margin-bottom="0in" style:contextual-spacing="false" fo:text-align="justify" style:justify-single-word="false"/>
      <style:text-properties officeooo:rsid="002cabf8" officeooo:paragraph-rsid="002cabf8"/>
    </style:style>
    <style:style style:name="P17" style:family="paragraph" style:parent-style-name="Text_20_body" style:list-style-name="L2">
      <style:paragraph-properties fo:margin-top="0in" fo:margin-bottom="0in" style:contextual-spacing="false" fo:text-align="justify" style:justify-single-word="false"/>
      <style:text-properties officeooo:rsid="002d8364" officeooo:paragraph-rsid="002d8364"/>
    </style:style>
    <style:style style:name="T1" style:family="text">
      <style:text-properties officeooo:rsid="0020a4ff"/>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1d874b" style:font-size-asian="10.5pt" style:font-weight-asian="normal" style:font-size-complex="12pt" style:font-weight-complex="normal"/>
    </style:style>
    <style:style style:name="T4" style:family="text">
      <style:text-properties fo:font-size="12pt" fo:font-weight="normal" officeooo:rsid="001e4b61" style:font-size-asian="10.5pt" style:font-weight-asian="normal" style:font-size-complex="12pt" style:font-weight-complex="normal"/>
    </style:style>
    <style:style style:name="T5" style:family="text">
      <style:text-properties fo:font-size="12pt" fo:font-weight="normal" officeooo:rsid="0020a4ff" style:font-size-asian="10.5pt" style:font-weight-asian="normal" style:font-size-complex="12pt" style:font-weight-complex="normal"/>
    </style:style>
    <style:style style:name="T6" style:family="text">
      <style:text-properties fo:font-size="12pt" fo:font-weight="normal" officeooo:rsid="0025d686" style:font-size-asian="10.5pt" style:font-weight-asian="normal" style:font-size-complex="12pt" style:font-weight-complex="normal"/>
    </style:style>
    <style:style style:name="T7" style:family="text">
      <style:text-properties fo:font-size="12pt" fo:font-weight="normal" officeooo:rsid="003c1662" style:font-size-asian="10.5pt" style:font-weight-asian="normal" style:font-size-complex="12pt" style:font-weight-complex="normal"/>
    </style:style>
    <style:style style:name="T8" style:family="text">
      <style:text-properties fo:font-size="12pt" fo:font-weight="normal" officeooo:rsid="003c816e" style:font-size-asian="10.5pt" style:font-weight-asian="normal" style:font-size-complex="12pt" style:font-weight-complex="normal"/>
    </style:style>
    <style:style style:name="T9" style:family="text">
      <style:text-properties officeooo:rsid="002884af"/>
    </style:style>
    <style:style style:name="T10" style:family="text">
      <style:text-properties officeooo:rsid="0029c798"/>
    </style:style>
    <style:style style:name="T11" style:family="text">
      <style:text-properties officeooo:rsid="002b1a80"/>
    </style:style>
    <style:style style:name="T12" style:family="text">
      <style:text-properties officeooo:rsid="002cabf8"/>
    </style:style>
    <style:style style:name="T13" style:family="text">
      <style:text-properties officeooo:rsid="0030c14c"/>
    </style:style>
    <style:style style:name="T14" style:family="text">
      <style:text-properties officeooo:rsid="0034a781"/>
    </style:style>
    <style:style style:name="T15" style:family="text">
      <style:text-properties officeooo:rsid="003f3e33"/>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ture of Final Product</text:p>
      <text:p text:style-name="P7">This work is implementation-based. Hence, <text:span text:style-name="T9">a substantial component of the final product will be a </text:span><text:span text:style-name="T15">well crafted</text:span><text:span text:style-name="T9"> paper detailing aspects of the implementation and providing important benchmarks. </text:span><text:span text:style-name="T10">However, the implementation itself will be the backbone of the final product. Below, expectations for the final paper and the implementation are provided.</text:span></text:p>
      <text:p text:style-name="P8">Regarding the paper:</text:p>
      <text:list xml:id="list576846256" text:style-name="L1">
        <text:list-item>
          <text:p text:style-name="P13">The paper is thoughtful, well organized, and well written. It should be carefully proofread.</text:p>
        </text:list-item>
        <text:list-item>
          <text:p text:style-name="P14">The paper communicates well to as broad an audience as would reasonably be assumed to have interest in your research topic.</text:p>
        </text:list-item>
        <text:list-item>
          <text:p text:style-name="P14">The first part of the paper (two pages minimum) describes the broader context in which the project took place. This section should be written in a way that is understandable to an individual who has no specialized knowledge beyond the standard course content regularly offered by the Duke math department, <text:span text:style-name="T14">which we will assume includes Math 445: TDA.</text:span></text:p>
        </text:list-item>
      </text:list>
      <text:p text:style-name="P9">Regarding the implementation:</text:p>
      <text:list xml:id="list1124992606" text:style-name="L2">
        <text:list-item>
          <text:p text:style-name="P15">The implementation is clean, well organized both at the file and at the code level, providing ample comments and docstring, and easy to install and run on another machine (reproducible).</text:p>
        </text:list-item>
        <text:list-item>
          <text:p text:style-name="P15">The implementation <text:span text:style-name="T11">is correct, providing deterministically correct output to specific inputs, and passes a robust set of tests that monitor </text:span><text:span text:style-name="T12">expected results.</text:span></text:p>
        </text:list-item>
        <text:list-item>
          <text:p text:style-name="P16">The implementation provides easy workflows for mathematicians, from data ingestion all the way to data visualization, including a robust statistics layer.</text:p>
        </text:list-item>
        <text:list-item>
          <text:p text:style-name="P17">The implementation correctly implements the invariants mentioned in the “Description of Study” document, <text:span text:style-name="T13">and is a meaningful centralizing tool to work with any of them.</text:span></text:p>
        </text:list-item>
      </text:list>
      <text:p text:style-name="P5"/>
      <text:p text:style-name="P3">Meeting expectations</text:p>
      <text:p text:style-name="P4"><text:span text:style-name="T5">I will meet weekly with Professor Miller, on Tuesdays, from 2:50 to 3:50pm. Moreover, these meetings will be substantive and work-related. </text:span><text:span text:style-name="T7">There is an expectation that I will be</text:span><text:span text:style-name="T5"> prepared and ready to engage to my fullest capacity in them. </text:span><text:span text:style-name="T8">Most of the implementation work will happen outside the meeting, but I will explain my code and background knowledge in them.</text:span></text:p>
      <text:p text:style-name="P5"/>
      <text:p text:style-name="P2">Grade to be based on:</text:p>
      <text:p text:style-name="P6">As is the nature of research independent studies, grades are to be based on the progress during the semester, rather than a rigid learning syllabus. However, that does not mean we cannot implement specific achievable yet still ambitious goals that will map cleanly to <text:span text:style-name="T1">key performance indicators. Among such indicators, we highlight the following:</text:span></text:p>
      <text:list xml:id="list3522199629" text:style-name="L3">
        <text:list-item>
          <text:p text:style-name="P10"><text:span text:style-name="T3">The final paper will contribute substantially to the course grade – that is to say, </text:span><text:span text:style-name="T4">I</text:span><text:span text:style-name="T3"> will not receive an “A” grade if </text:span><text:span text:style-name="T5">my</text:span><text:span text:style-name="T3"> final paper clearly fails to meet the criteria listed above under "Nature of Final Product".</text:span></text:p>
        </text:list-item>
        <text:list-item>
          <text:p text:style-name="P11">Timely arrival and full commitment during our weekly meetings will contribute to the grade.</text:p>
        </text:list-item>
        <text:list-item>
          <text:p text:style-name="P12"><text:span text:style-name="T2">An important component of this research is the code base produced. The code base must also abide by the standards set in the “Nature of the Final Product” section for an “A” grade.</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4T11:23:23.230581114</meta:creation-date>
    <meta:generator>LibreOffice/7.3.7.2$Linux_X86_64 LibreOffice_project/30$Build-2</meta:generator>
    <dc:date>2026-01-15T10:36:46.563297276</dc:date>
    <meta:editing-duration>PT51M30S</meta:editing-duration>
    <meta:editing-cycles>33</meta:editing-cycles>
    <meta:print-date>2026-01-15T10:37:43.973311175</meta:print-date>
    <meta:document-statistic meta:table-count="0" meta:image-count="0" meta:object-count="0" meta:page-count="1" meta:paragraph-count="18" meta:word-count="468" meta:character-count="2901" meta:non-whitespace-character-count="2460"/>
  </office:meta>
</office:document-meta>
</file>